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0761" officeooo:paragraph-rsid="000107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cavzscxcv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3T10:23:08.987469924</meta:creation-date>
    <dc:date>2015-01-23T10:30:25.134868906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11" meta:non-whitespace-character-count="11"/>
    <meta:generator>LibreOffice/4.2.7.2$Linux_X86_64 LibreOffice_project/420m0$Build-2</meta:generator>
  </office:meta>
</office:document-meta>
</file>